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24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16.612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6.989cm"/>
    </style:style>
    <style:style style:name="co18" style:family="table-column">
      <style:table-column-properties fo:break-before="auto" style:column-width="3.845cm"/>
    </style:style>
    <style:style style:name="co19" style:family="table-column">
      <style:table-column-properties fo:break-before="auto" style:column-width="4.805cm"/>
    </style:style>
    <style:style style:name="co20" style:family="table-column">
      <style:table-column-properties fo:break-before="auto" style:column-width="2.574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395cm"/>
    </style:style>
    <style:style style:name="co25" style:family="table-column">
      <style:table-column-properties fo:break-before="auto" style:column-width="0.423cm"/>
    </style:style>
    <style:style style:name="co26" style:family="table-column">
      <style:table-column-properties fo:break-before="auto" style:column-width="6.876cm"/>
    </style:style>
    <style:style style:name="co27" style:family="table-column">
      <style:table-column-properties fo:break-before="auto" style:column-width="6.847cm"/>
    </style:style>
    <style:style style:name="co28" style:family="table-column">
      <style:table-column-properties fo:break-before="auto" style:column-width="0.593cm"/>
    </style:style>
    <style:style style:name="co29" style:family="table-column">
      <style:table-column-properties fo:break-before="auto" style:column-width="4.725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6.325cm"/>
    </style:style>
    <style:style style:name="co32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 loext:glow-radius="0.176cm" loext:glow-color="#a8e034" loext:glow-transparency="6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number-columns-repeated="1018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Muhammed Seyfullah Gülteki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30-Mayıs 2021 – 29 Mayıs 20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4400" calcext:value-type="float">
            <text:p>1440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21-05-15" calcext:value-type="date">
            <text:p>15.05.2021</text:p>
          </table:table-cell>
          <table:table-cell office:value-type="string" calcext:value-type="string">
            <text:p>Teminat</text:p>
          </table:table-cell>
          <table:table-cell office:value-type="string" calcext:value-type="string">
            <text:p>Senet 14400 TL 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office:value-type="float" office:value="14400" calcext:value-type="float">
            <text:p>14400</text:p>
          </table:table-cell>
          <table:table-cell table:formula="of:=[.D15]" office:value-type="float" office:value="14400" calcext:value-type="float">
            <text:p>14.400,0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5-30" calcext:value-type="date">
            <text:p>30.05.2021</text:p>
          </table:table-cell>
          <table:table-cell office:value-type="string" calcext:value-type="string">
            <text:p>nakit ödeme 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date" office:date-value="2021-06-30" calcext:value-type="date">
            <text:p>30.06.2021</text:p>
          </table:table-cell>
          <table:table-cell office:value-type="string" calcext:value-type="string">
            <text:p>1200 TL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date" office:date-value="2021-07-30" calcext:value-type="date">
            <text:p>30.07.2021</text:p>
          </table:table-cell>
          <table:table-cell office:value-type="string" calcext:value-type="string">
            <text:p>1200 TL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date" office:date-value="2021-08-30" calcext:value-type="date">
            <text:p>30.08.2021</text:p>
          </table:table-cell>
          <table:table-cell office:value-type="string" calcext:value-type="string">
            <text:p>1200 TL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date" office:date-value="2021-09-30" calcext:value-type="date">
            <text:p>30.09.2021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date" office:date-value="2021-10-30" calcext:value-type="date">
            <text:p>30.10.2021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date" office:date-value="2021-11-30" calcext:value-type="date">
            <text:p>30.11.2021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date" office:date-value="2021-12-30" calcext:value-type="date">
            <text:p>30.12.2021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date" office:date-value="2022-01-30" calcext:value-type="date">
            <text:p>30.01.2022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date" office:date-value="2022-02-28" calcext:value-type="date">
            <text:p>28.02.2022</text:p>
          </table:table-cell>
          <table:table-cell office:value-type="string" calcext:value-type="string">
            <text:p>1200 TL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date" office:date-value="2022-03-30" calcext:value-type="date">
            <text:p>30.03.2022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date" office:date-value="2022-04-30" calcext:value-type="date">
            <text:p>30.04.2022</text:p>
          </table:table-cell>
          <table:table-cell office:value-type="string" calcext:value-type="string">
            <text:p>1200 TL</text:p>
          </table:table-cell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net Borçlu Alacaklı Giriş" table:style-name="ta2">
        <office:forms form:automatic-focus="false" form:apply-design-mode="false"/>
        <table:table-column table:style-name="co8" table:default-cell-style-name="ce7"/>
        <table:table-column table:style-name="co9" table:default-cell-style-name="ce10"/>
        <table:table-column table:style-name="co10" table:default-cell-style-name="ce12"/>
        <table:table-column table:style-name="co11" table:number-columns-repeated="1021" table:default-cell-style-name="ce7"/>
        <table:table-row table:style-name="ro2">
          <table:table-cell table:style-name="ce52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2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4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ı Soyadı / Unvanı</text:p>
          </table:table-cell>
          <table:table-cell table:style-name="ce1" office:value-type="string" calcext:value-type="string">
            <text:p>Muhammed Seyfullah Gültekin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04" office:value-type="string" calcext:value-type="string">
            <text:p>Karşıyaka Mah. İbni Kemal Cad. 6. Sokak No:26/3 TOKAT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04" office:value-type="string" calcext:value-type="string">
            <text:p>442 2134 0392</text:p>
          </table:table-cell>
          <table:table-cell table:number-columns-repeated="1021"/>
        </table:table-row>
        <table:table-row table:style-name="ro2">
          <table:table-cell table:style-name="ce6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2" table:default-cell-style-name="ce1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1"/>
        <table:table-column table:style-name="co17" table:default-cell-style-name="ce24"/>
        <table:table-column table:style-name="co18" table:default-cell-style-name="ce20"/>
        <table:table-column table:style-name="co19" table:default-cell-style-name="ce20"/>
        <table:table-column table:style-name="co20" table:number-columns-repeated="1016" table:default-cell-style-name="ce1"/>
        <table:table-row table:style-name="ro2">
          <table:table-cell table:style-name="ce107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7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5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4400" calcext:value-type="float">
            <text:p>14.4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dörtbindörtyüz TL " calcext:value-type="string">
            <text:p>Ondörtbindörtyüz TL 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11" table:number-columns-repeated="1008" table:default-cell-style-name="ce29"/>
        <table:table-column table:style-name="co7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17] &amp;&quot;    - Taksit No: &quot; &amp; [.$J5]&amp;&quot;  &quot;" office:value-type="string" office:string-value="Muhammed Seyfullah Gültekin    - Taksit No: - 1 -  " calcext:value-type="string" table:number-columns-spanned="1" table:number-rows-spanned="31">
            <text:p>Muhammed Seyfullah Gültekin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4.400,00 TL #" calcext:value-type="string" table:number-columns-spanned="1" table:number-rows-spanned="2">
            <text:p># 14.4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5-2021" calcext:value-type="string" table:number-columns-spanned="1" table:number-rows-spanned="2">
            <text:p>15-05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dörtbindörtyüz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dörtbindörtyüz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Muhammed Seyfullah Gültekin" calcext:value-type="string" table:number-columns-spanned="5" table:number-rows-spanned="1">
            <text:p>Muhammed Seyfullah Gültekin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42 2134 0392" calcext:value-type="string">
            <text:p>442 2134 0392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Karşıyaka Mah. İbni Kemal Cad. 6. Sokak No:26/3 TOKAT" calcext:value-type="string" table:number-columns-spanned="4" table:number-rows-spanned="4">
            <text:p>Karşıyaka Mah. İbni Kemal Cad. 6. Sokak No:26/3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office:value-type="string" calcext:value-type="string">
            <text:p><text:s/>a</text:p>
          </table:table-cell>
          <table:table-cell table:number-columns-repeated="1008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442 2134 0392" calcext:value-type="string">
            <text:p>442 2134 0392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Karşıyaka Mah. İbni Kemal Cad. 6. Sokak No:26/3 TOKAT" calcext:value-type="string" table:number-columns-spanned="4" table:number-rows-spanned="4">
            <text:p>Karşıyaka Mah. İbni Kemal Cad. 6. Sokak No:26/3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3:01:07.16204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5-17T13:35:52.464913313</meta:print-date>
    <dc:date>2021-05-17T14:43:52.590207215</dc:date>
    <meta:editing-cycles>28</meta:editing-cycles>
    <meta:editing-duration>PT8H59M4S</meta:editing-duration>
    <meta:generator>LibreOffice/7.0.5.2$Linux_X86_64 LibreOffice_project/00$Build-2</meta:generator>
    <meta:document-statistic meta:table-count="4" meta:cell-count="16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